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/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field:fieldmark-start text:name="__Fieldmark__0_576879118" field:type="vnd.oasis.opendocument.field.FORMDATE"><field:param field:name="DateField_DateFormat" field:value="MM/DD/YY"/><field:param field:name="DateField_DateFormat_Language" field:value="en-US"/></field:fieldmark-start>07/17/19<field:fieldmark-end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9-07-10T14:40:34.791951909</meta:creation-date>
    <dc:date>2019-07-10T14:41:25.665377770</dc:date>
    <meta:editing-duration>PT53S</meta:editing-duration>
    <meta:editing-cycles>1</meta:editing-cycles>
    <meta:document-statistic meta:table-count="0" meta:image-count="0" meta:object-count="0" meta:page-count="1" meta:paragraph-count="1" meta:word-count="3" meta:character-count="10" meta:non-whitespace-character-count="10"/>
    <meta:generator>LibreOfficeDev/6.3.0.0.alpha1$Linux_X86_64 LibreOffice_project/25c47dfb1946786f86426adf8b4ddc55c62ed841</meta:generator>
  </office:meta>
</office:document-meta>
</file>